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9000000BCCC827CEE2CAD18F3.png" manifest:media-type="image/png"/>
  <manifest:file-entry manifest:full-path="Pictures/10000201000003F100000138698CB605AA721B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08b24"/>
    </style:style>
    <style:style style:name="T1" style:family="text">
      <style:text-properties officeooo:rsid="000a8c3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.59cm" svg:height="5.438cm" draw:z-index="0"><draw:image xlink:href="Pictures/10000201000003F100000138698CB605AA721B49.png" xlink:type="simple" xlink:show="embed" xlink:actuate="onLoad"/></draw:frame><text:tab/><text:tab/><text:tab/><text:tab/><text:tab/><text:tab/><text:tab/><text:tab/><text:tab/><text:a xlink:type="simple" xlink:href="https://css-tricks.com/snippets/css/a-guide-to-flexbox/#article-header-id-9" text:style-name="Internet_20_link" text:visited-style-name="Visited_20_Internet_20_Link"><text:span text:style-name="T1">order property</text:span></text:a></text:p>
      <text:p text:style-name="P1"/>
      <text:p text:style-name="P1"><draw:frame draw:style-name="fr2" draw:name="Image2" text:anchor-type="paragraph" svg:x="10.291cm" svg:y="0cm" svg:width="7.011cm" svg:height="4.974cm" draw:z-index="1"><draw:image xlink:href="Pictures/1000020100000109000000BCCC827CEE2CAD18F3.png" xlink:type="simple" xlink:show="embed" xlink:actuate="onLoad"/></draw:frame><text:tab/><text:tab/><text:tab/><text:tab/><text:tab/><text:tab/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05:13:29.903627989</meta:creation-date>
    <dc:date>2017-11-08T05:15:38.955779526</dc:date>
    <meta:editing-duration>PT2M9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2" meta:word-count="2" meta:character-count="30" meta:non-whitespace-character-count="13"/>
  </office:meta>
</office:document-meta>
</file>